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style:shadow="none" fo:keep-with-next="alway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AL/AGLS/commun/dateAdresse/dateAdresse_Commun#%</text:p>
      <text:p text:style-name="P1"/>
      <text:p text:style-name="P2"/>
      <text:p text:style-name="Standard"/>
      <text:p text:style-name="Standard"/>
      <text:p text:style-name="Standard"/>
      <text:p text:style-name="Standard">%#include AL/echeances/droitsEcheancesAllocataireCommun#%</text:p>
      <text:p text:style-name="P3"/>
      <text:p text:style-name="P3">%#include AL/echeances/droitsEcheancesAllocataire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3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svg:height="0.97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%#include AL_entete#%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creator>Gauthier Montavon</dc:creator>
    <dc:date>2014-02-20T07:23:02.16</dc:date>
    <meta:editing-cycles>92</meta:editing-cycles>
    <meta:editing-duration>PT20H32M12S</meta:editing-duration>
    <meta:document-statistic meta:table-count="0" meta:image-count="0" meta:object-count="0" meta:page-count="1" meta:paragraph-count="4" meta:word-count="8" meta:character-count="195"/>
    <meta:user-defined meta:name="Info 1"/>
    <meta:user-defined meta:name="Info 2"/>
    <meta:user-defined meta:name="Info 3"/>
    <meta:user-defined meta:name="Info 4"/>
  </office:meta>
</office:document-meta>
</file>